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6.077cm"/>
    </style:style>
    <style:style style:name="co5" style:family="table-column">
      <style:table-column-properties fo:break-before="auto" style:column-width="8.1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Heading" office:value-type="string">
            <text:p>New?</text:p>
          </table:table-cell>
          <table:table-cell table:style-name="Heading" office:value-type="string">
            <text:p>File</text:p>
          </table:table-cell>
          <table:table-cell table:style-name="Heading" office:value-type="string">
            <text:p>Function</text:p>
          </table:table-cell>
          <table:table-cell table:style-name="Heading" office:value-type="string">
            <text:p>Test?</text:p>
          </table:table-cell>
        </table:table-row>
        <table:table-row table:style-name="ro4">
          <table:table-cell office:value-type="string">
            <text:p>N</text:p>
          </table:table-cell>
          <table:table-cell office:value-type="string">
            <text:p>ast.cpp</text:p>
          </table:table-cell>
          <table:table-cell table:style-name="ce2" office:value-type="string">
            <text:p>astTypeToString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Y</text:p>
          </table:table-cell>
          <table:table-cell office:value-type="string">
            <text:p>ast.cpp</text:p>
          </table:table-cell>
          <table:table-cell table:style-name="ce2" office:value-type="string">
            <text:p>astTypeFromString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Y</text:p>
          </table:table-cell>
          <table:table-cell office:value-type="string">
            <text:p>ast.cpp</text:p>
          </table:table-cell>
          <table:table-cell table:style-name="ce2" office:value-type="string">
            <text:p>AstNode::create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Y</text:p>
          </table:table-cell>
          <table:table-cell office:value-type="string">
            <text:p>ast.cpp</text:p>
          </table:table-cell>
          <table:table-cell table:style-name="ce2" office:value-type="string">
            <text:p>astGatherTypes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asSerialization.cpp</text:p>
          </table:table-cell>
          <table:table-cell table:style-name="ce2" office:value-type="string">
            <text:p>New file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builder.cpp</text:p>
          </table:table-cell>
          <table:table-cell table:style-name="ce2" office:value-type="string">
            <text:p>New file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c_codeGenerator.cpp</text:p>
          </table:table-cell>
          <table:table-cell table:style-name="ce2" office:value-type="string">
            <text:p>tupleDefCodegen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c_codeGenerator.cpp</text:p>
          </table:table-cell>
          <table:table-cell table:style-name="ce2" office:value-type="string">
            <text:p>memberAccessCodegen</text:p>
          </table:table-cell>
          <table:table-cell/>
        </table:table-row>
        <table:table-row table:style-name="ro4">
          <table:table-cell office:value-type="string">
            <text:p>N</text:p>
          </table:table-cell>
          <table:table-cell office:value-type="string">
            <text:p>c_codeGenerator.cpp</text:p>
          </table:table-cell>
          <table:table-cell office:value-type="string">
            <text:p>generateConnection</text:p>
          </table:table-cell>
          <table:table-cell/>
        </table:table-row>
        <table:table-row table:style-name="ro4">
          <table:table-cell office:value-type="string">
            <text:p>Y</text:p>
          </table:table-cell>
          <table:table-cell office:value-type="string">
            <text:p>c_codeGenerator.cpp</text:p>
          </table:table-cell>
          <table:table-cell office:value-type="string">
            <text:p>generateActorStruct</text:p>
          </table:table-cell>
          <table:table-cell/>
        </table:table-row>
        <table:table-row table:style-name="ro4">
          <table:table-cell office:value-type="string">
            <text:p>Y</text:p>
          </table:table-cell>
          <table:table-cell office:value-type="string">
            <text:p>c_codeGenerator.cpp</text:p>
          </table:table-cell>
          <table:table-cell office:value-type="string">
            <text:p>dataTypeCodeGen</text:p>
          </table:table-cell>
          <table:table-cell/>
        </table:table-row>
        <table:table-row table:style-name="ro3">
          <table:table-cell table:number-columns-repeated="2"/>
          <table:table-cell table:style-name="ce2"/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codeGeneratorState.cpp</text:p>
          </table:table-cell>
          <table:table-cell table:style-name="ce2" office:value-type="string">
            <text:p>tupleMemberCName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codeGeneratorState.cpp</text:p>
          </table:table-cell>
          <table:table-cell table:style-name="ce2" office:value-type="string">
            <text:p>TupleField::TupleField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table:style-name="ce2" office:value-type="string">
            <text:p>toString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table:style-name="ce2" office:value-type="string">
            <text:p>eDataTypeFromString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table:style-name="ce2" office:value-type="string">
            <text:p>BaseType::getDependencies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dataTypes.cpp</text:p>
          </table:table-cell>
          <table:table-cell office:value-type="string">
            <text:p>TupleType::addMember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office:value-type="string">
            <text:p>TupleType::getDependencies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dataTypes.cpp</text:p>
          </table:table-cell>
          <table:table-cell office:value-type="string">
            <text:p>ActorType::create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office:value-type="string">
            <text:p>ActorType::create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office:value-type="string">
            <text:p>MessageType::create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office:value-type="string">
            <text:p>FunctionType::create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ataTypes.cpp</text:p>
          </table:table-cell>
          <table:table-cell office:value-type="string">
            <text:p>BaseType::create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Y</text:p>
          </table:table-cell>
          <table:table-cell office:value-type="string">
            <text:p>dependencySolver.h</text:p>
          </table:table-cell>
          <table:table-cell office:value-type="string">
            <text:p>New file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depedencyTree.cpp</text:p>
          </table:table-cell>
          <table:table-cell office:value-type="string">
            <text:p>New file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typeCheckPass.cpp</text:p>
          </table:table-cell>
          <table:table-cell office:value-type="string">
            <text:p>tupleDefTypeCheck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typeCheckPass.cpp</text:p>
          </table:table-cell>
          <table:table-cell office:value-type="string">
            <text:p>tupleTypeCheck</text:p>
          </table:table-cell>
          <table:table-cell/>
        </table:table-row>
        <table:table-row table:style-name="ro3">
          <table:table-cell office:value-type="string">
            <text:p>N</text:p>
          </table:table-cell>
          <table:table-cell office:value-type="string">
            <text:p>typeCheckPass.cpp</text:p>
          </table:table-cell>
          <table:table-cell office:value-type="string">
            <text:p>buildTupleDefFromTupleType</text:p>
          </table:table-cell>
          <table:table-cell/>
        </table:table-row>
        <table:table-row table:style-name="ro3">
          <table:table-cell office:value-type="string">
            <text:p>Y</text:p>
          </table:table-cell>
          <table:table-cell office:value-type="string">
            <text:p>semanticAnalysis.cpp</text:p>
          </table:table-cell>
          <table:table-cell office:value-type="string">
            <text:p>semanticAnalysis</text:p>
          </table:table-cell>
          <table:table-cell/>
        </table:table-row>
        <table:table-row table:style-name="ro4">
          <table:table-cell office:value-type="string">
            <text:p>Y</text:p>
          </table:table-cell>
          <table:table-cell office:value-type="string">
            <text:p>dependencySolver</text:p>
          </table:table-cell>
          <table:table-cell office:value-type="string">
            <text:p>New file</text:p>
          </table:table-cell>
          <table:table-cell/>
        </table:table-row>
        <table:table-row table:style-name="ro4" table:number-rows-repeated="24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12/03/2018</text:date>, <text:time>18:0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Hernán</meta:initial-creator>
    <meta:creation-date>2018-03-10T20:48:37.70</meta:creation-date>
    <dc:date>2018-03-12T18:03:10.68</dc:date>
    <dc:creator>Guillermo Hernán</dc:creator>
    <meta:editing-duration>PT2H50S</meta:editing-duration>
    <meta:editing-cycles>22</meta:editing-cycles>
    <meta:generator>OpenOffice/4.1.1$Win32 OpenOffice.org_project/411m6$Build-9775</meta:generator>
    <meta:document-statistic meta:table-count="3" meta:cell-count="97" meta:object-count="0"/>
  </office:meta>
</office:document-meta>
</file>